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5100000024C1AC12D2.png"/>
  <manifest:file-entry manifest:media-type="image/png" manifest:full-path="Pictures/10000000000000670000001B03EA55A6.png"/>
  <manifest:file-entry manifest:media-type="image/png" manifest:full-path="Pictures/10000000000000A50000002A0E5D8C13.png"/>
  <manifest:file-entry manifest:media-type="image/png" manifest:full-path="Pictures/100000000000003700000038D98A56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983cm" table:align="right"/>
    </style:style>
    <style:style style:name="Tableau1.A" style:family="table-column">
      <style:table-column-properties style:column-width="13.961cm"/>
    </style:style>
    <style:style style:name="Tableau1.B" style:family="table-column">
      <style:table-column-properties style:column-width="5.022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3.982cm" style:rel-column-width="7927*"/>
    </style:style>
    <style:style style:name="Tableau2.B" style:family="table-column">
      <style:table-column-properties style:column-width="5.018cm" style:rel-column-width="2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3.982cm" style:rel-column-width="7927*"/>
    </style:style>
    <style:style style:name="Tableau3.B" style:family="table-column">
      <style:table-column-properties style:column-width="5.018cm" style:rel-column-width="284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9.5cm" style:rel-column-width="3276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margin-top="0cm" fo:margin-bottom="0.199cm"/>
    </style:style>
    <style:style style:name="P2" style:family="paragraph" style:parent-style-name="Table_20_Contents">
      <style:paragraph-properties fo:margin-top="0cm" fo:margin-bottom="0.199cm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cm" fo:margin-bottom="0.199cm"/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margin-top="0cm" fo:margin-bottom="0.199cm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cm" fo:margin-bottom="0.199cm"/>
      <style:text-properties fo:font-size="4pt" style:font-size-asian="4pt" style:font-size-complex="4pt"/>
    </style:style>
    <style:style style:name="P6" style:family="paragraph" style:parent-style-name="Table_20_Contents">
      <style:paragraph-properties fo:margin-top="0cm" fo:margin-bottom="0.199cm"/>
      <style:text-properties fo:font-size="18pt" style:font-size-asian="18pt" style:font-size-complex="18pt"/>
    </style:style>
    <style:style style:name="P7" style:family="paragraph" style:parent-style-name="Table_20_Contents">
      <style:paragraph-properties fo:margin-top="0cm" fo:margin-bottom="0.199cm"/>
      <style:text-properties fo:font-size="7pt" style:font-size-asian="7pt" style:font-size-complex="7pt"/>
    </style:style>
    <style:style style:name="P8" style:family="paragraph" style:parent-style-name="Standard">
      <style:paragraph-properties fo:margin-top="0cm" fo:margin-bottom="0.199cm"/>
    </style:style>
    <style:style style:name="P9" style:family="paragraph" style:parent-style-name="Standard">
      <style:paragraph-properties fo:margin-top="0cm" fo:margin-bottom="0.199cm"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8">
      <style:paragraph-properties fo:margin-top="0cm" fo:margin-bottom="0.199cm"/>
      <style:text-properties fo:font-weight="bold" style:font-weight-asian="bold" style:font-weight-complex="bold"/>
    </style:style>
    <style:style style:name="P11" style:family="paragraph" style:parent-style-name="Standard" style:list-style-name="L1">
      <style:paragraph-properties fo:margin-top="0cm" fo:margin-bottom="0.199cm"/>
    </style:style>
    <style:style style:name="P12" style:family="paragraph" style:parent-style-name="Standard" style:list-style-name="L2">
      <style:paragraph-properties fo:margin-top="0cm" fo:margin-bottom="0.199cm"/>
    </style:style>
    <style:style style:name="P13" style:family="paragraph" style:parent-style-name="Standard" style:list-style-name="L2">
      <style:paragraph-properties fo:margin-top="0cm" fo:margin-bottom="0.199cm"/>
      <style:text-properties style:text-underline-style="solid" style:text-underline-width="auto" style:text-underline-color="font-color"/>
    </style:style>
    <style:style style:name="P14" style:family="paragraph" style:parent-style-name="Standard" style:list-style-name="L5">
      <style:paragraph-properties fo:margin-top="0cm" fo:margin-bottom="0.199cm"/>
      <style:text-properties style:text-underline-style="solid" style:text-underline-width="auto" style:text-underline-color="font-color"/>
    </style:style>
    <style:style style:name="P15" style:family="paragraph" style:parent-style-name="Standard" style:list-style-name="L8">
      <style:paragraph-properties fo:margin-top="0cm" fo:margin-bottom="0.199cm"/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margin-top="0cm" fo:margin-bottom="0.199cm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top="0cm" fo:margin-bottom="0.199cm"/>
      <style:text-properties style:text-underline-style="none"/>
    </style:style>
    <style:style style:name="P18" style:family="paragraph" style:parent-style-name="Standard" style:list-style-name="L8">
      <style:paragraph-properties fo:margin-top="0cm" fo:margin-bottom="0.199cm"/>
    </style:style>
    <style:style style:name="P19" style:family="paragraph" style:parent-style-name="Standard" style:list-style-name="L6">
      <style:paragraph-properties fo:margin-top="0cm" fo:margin-bottom="0.199cm" fo:break-before="page"/>
      <style:text-properties style:text-underline-style="solid" style:text-underline-width="auto" style:text-underline-color="font-color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style:font-name="Comic Sans MS" fo:font-size="10pt" style:font-size-asian="10pt" style:font-size-complex="10pt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font-weight="bold" style:font-weight-asian="bold" style:font-weight-complex="bold"/>
    </style:style>
    <style:style style:name="T4" style:family="text">
      <style:text-properties style:font-name="Times New Roman1" fo:font-weight="normal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style:font-name-asian="Lucida Console" style:font-name-complex="Lucida Console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Comic Sans MS" fo:font-size="10pt" style:font-size-asian="10pt" style:font-size-complex="10pt"/>
    </style:style>
    <style:style style:name="T1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01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.1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vertical-align="middle" draw:auto-grow-height="false" fo:min-height="0cm" fo:min-width="0cm" style:run-through="foreground"/>
    </style:style>
    <style:style style:name="gr3" style:family="graphic">
      <style:graphic-properties draw:textarea-horizontal-align="justify" draw:textarea-vertical-align="middle" draw:auto-grow-height="false" fo:min-height="0cm" fo:min-width="0cm" fo:wrap-option="wrap" style:run-through="foreground"/>
    </style:style>
    <style:style style:name="gr4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marker-start="Extrémités_20_de_20_ligne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IT, logiciel de gestion de version</text:p>
      <text:p text:style-name="P8"/>
      <text:p text:style-name="P8">GIT est un logiciel libre et gratuit distribué sous licence GNU. Il permet d'enregistrer l'évolution d'un projet (fichier, groupes de fichiers) au cours du temps. L'intérêt est de pouvoir :</text:p>
      <text:list xml:id="list1340499343995419857" text:style-name="L1">
        <text:list-item>
          <text:p text:style-name="P11">ramener un fichier (ou un projet complet) à une version antérieure,</text:p>
        </text:list-item>
        <text:list-item>
          <text:p text:style-name="P11">de visualiser les changements au cours du temps,</text:p>
        </text:list-item>
        <text:list-item>
          <text:p text:style-name="P11">de voir qui a modifié quelque chose et quand.</text:p>
        </text:list-item>
      </text:list>
      <text:p text:style-name="P8">Sur l'ordinateur du programmeur, le dossier contenant le projet doit être initialisé comme un dépôt. GIT y crée alors un dossier spécifique nommé « .git » dans lequel est enregistré l'historique de toutes les modifications du projet.</text:p>
      <text:p text:style-name="P8">Il est aussi possible de travailler à plusieurs sur un projet grâce à Github, un site web collaboratif basé sur Git. Le serveur sert de point de rencontre entre les programmeurs et possède lui aussi l’historique des modifications.</text:p>
      <text:p text:style-name="P8"/>
      <text:list xml:id="list8915990330242099584" text:style-name="L2">
        <text:list-item>
          <text:p text:style-name="P13">Installer GIT sous windows</text:p>
          <text:p text:style-name="P12">Aller sur le site officiel <text:a xlink:type="simple" xlink:href="http://git-scm.com/download/win" text:style-name="Internet_20_link" text:visited-style-name="Visited_20_Internet_20_Link">http://git-scm.com/download/win</text:a></text:p>
          <text:p text:style-name="P12">et télécharger la version qui correspond à votre version de windows (32 bits ou 64 bits).</text:p>
          <text:p text:style-name="P12">Le fichier d'installation sera Git-2.6.2-32-bit.exe ou Git-2.6.2-64-bit.exe</text:p>
        </text:list-item>
      </text:list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- Créer un dossier contenant votre projet.</text:p>
            <text:p text:style-name="P1">- Créer le fichier dont on veut suivre les versions</text:p>
          </table:table-cell>
          <table:table-cell table:style-name="Tableau2.B1" office:value-type="string">
            <text:p text:style-name="P1">- « essai »</text:p>
            <text:p text:style-name="P1">- « doc1.txt »</text:p>
          </table:table-cell>
        </table:table-row>
      </table:table>
      <text:p text:style-name="P17"/>
      <text:list xml:id="list20214084" text:continue-numbering="true" text:style-name="L2">
        <text:list-item>
          <text:p text:style-name="P13">Créer un nouveau dépôt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- Se placer dans le dossier du projet.<text:line-break/>Faire un clic droit et choisir Git Bash Here.<text:line-break/>Une fenêtre apparaît : c'est la <text:span text:style-name="T5">console de commande</text:span> de Git. C'est là où il faut entrer les instructions et Git retourne les informations. Elle est fonctionnelle dès que le symbole $ apparaît en début de ligne</text:p>
            <text:p text:style-name="P8"><text:span text:style-name="T7">- Initialiser un dépôt Git </text:span>dans ce dossier en tapant :<text:line-break/><text:span text:style-name="T1">git init </text:span>puis valider (comme après chaque commande).<text:line-break/>Un message dit qu'un dépôt Git vide a été initialisé.<text:line-break/>Vous pouvez vérifier la présente d'un dossier « .git » dans le dossier du projet.</text:p>
          </table:table-cell>
          <table:table-cell table:style-name="Tableau1.B1" office:value-type="string">
            <text:p text:style-name="P1">- se placer dans « essai »</text:p>
            <text:p text:style-name="P1"/>
            <text:p text:style-name="P1"/>
            <text:p text:style-name="P1"/>
            <text:p text:style-name="P5"/>
            <text:p text:style-name="P1">git init</text:p>
          </table:table-cell>
        </table:table-row>
      </table:table>
      <text:p text:style-name="P8"/>
      <text:list xml:id="list5006785487349126398" text:style-name="L5">
        <text:list-item>
          <text:p text:style-name="P14">Placer un nouveau fichier sous suivi de version (indexation)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- Dans le cas d'un nouveau fichier, il faut signaler à Git qu'il doit être suivi, ou indexé (tracked). Pour cela, dans la console taper :<text:line-break/> <text:span text:style-name="T1">git add nomfichier1 nomfichier2</text:span></text:p>
            <text:p text:style-name="P16">- <text:span text:style-name="T5">Vérifier l'état des fichiers </text:span>:<text:line-break/><text:span text:style-name="T1">git status</text:span><text:line-break/>Le nom du fichier apparaît en vert, comme nouveau fichier, ce qui montre qu'il a été indexé, c'est-à-dire ajouté à la liste des fichiers à suivre. Mais le message indique aussi que les modifications doivent être validées (changes to be committed)</text:p>
          </table:table-cell>
          <table:table-cell table:style-name="Tableau3.B1" office:value-type="string">
            <text:p text:style-name="P1"/>
            <text:p text:style-name="P1">git add doc1.txt</text:p>
            <text:p text:style-name="P1"/>
            <text:p text:style-name="P1">git status</text:p>
          </table:table-cell>
        </table:table-row>
      </table:table>
      <text:list xml:id="list20200884" text:continue-list="list20214084" text:style-name="L2">
        <text:list-header>
          <text:p text:style-name="P12"><text:span text:style-name="T9">Remarque : Git indexe un fichier dans son état au moment où la commande </text:span><text:span text:style-name="Source_20_Text"><text:span text:style-name="T9">git add</text:span></text:span><text:span text:style-name="T9"> est lancée.</text:span><text:span text:style-name="T1"> </text:span></text:p>
        </text:list-header>
      </text:list>
      <text:list xml:id="list252645640255711213" text:style-name="L6">
        <text:list-item>
          <text:p text:style-name="P19">Valider les modifications</text:p>
        </text:list-item>
      </text:list>
      <text:list xml:id="list20216165" text:continue-list="list20200884" text:style-name="L2">
        <text:list-header>
          <text:p text:style-name="P12">Cela consiste à faire valider par Git les changements effectués sur un (ou plusieurs) fichier. Gi<text:span text:style-name="T6">t </text:span><text:span text:style-name="Emphasis"><text:span text:style-name="T6">ajoute les dernières modifications à l'historique des modifications.</text:span></text:span><text:span text:style-name="T6"> On dit que l'on fait un « commit ».</text:span><text:line-break/></text:p>
        </text:list-header>
      </text:list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1">- Valider la modification du projet (la création d'un fichier ou sa modification) en ajoutant un message court et explicite qui décrit la modification :</text:p>
            <text:p text:style-name="P2">git commit -m <text:span text:style-name="T2">"</text:span>message du commit<text:span text:style-name="T2">"</text:span></text:p>
            <text:p text:style-name="P3"><text:span text:style-name="T1"/></text:p>
            <text:p text:style-name="P3"><text:span text:style-name="T1">- Vérifier l'état des fichiers :</text:span></text:p>
            <text:p text:style-name="P3"><text:span text:style-name="T1">git status</text:span><text:line-break/><text:span text:style-name="T8">nothing to commit, working directory clean</text:span></text:p>
            <text:p text:style-name="P3"><text:span text:style-name="T8">le message vous indique qu'il n'y a rien à valider</text:span></text:p>
            <text:p text:style-name="P1"><text:span text:style-name="T2"/></text:p>
            <text:p text:style-name="P1">- Modifier un fichier du projet.</text:p>
            <text:p text:style-name="P1"/>
            <text:p text:style-name="P1">- Ajouter les modifications (indexation du fichier) :</text:p>
            <text:p text:style-name="P1"><text:span text:style-name="T1">git add nomfichier</text:span><text:line-break/>- Valider les modifications :</text:p>
            <text:p text:style-name="P2">git commit -m <text:span text:style-name="T2">"</text:span>message du commit<text:span text:style-name="T2">"</text:span></text:p>
            <text:p text:style-name="P4"><text:span text:style-name="T2">Remarques :</text:span></text:p>
            <text:p text:style-name="P1"><text:span text:style-name="T4">git commit -am </text:span><text:span text:style-name="T3">"message"</text:span><text:span text:style-name="T4"> permet de </text:span><text:span text:style-name="T2">placer automatiquement tout fichier déjà en suivi de version dans la zone d'index avant de réaliser la validation ; on évite ainsi le git add.</text:span><text:span text:style-name="T3"><text:line-break/></text:span></text:p>
          </table:table-cell>
          <table:table-cell table:style-name="Tableau4.B1" office:value-type="string">
            <text:p text:style-name="P1"/>
            <text:p text:style-name="P6"/>
            <text:p text:style-name="P1">git commit -m « doc1 créé »</text:p>
            <text:p text:style-name="P1"/>
            <text:p text:style-name="P1"/>
            <text:p text:style-name="P1">git status</text:p>
            <text:p text:style-name="P1"/>
            <text:p text:style-name="P1"/>
            <text:p text:style-name="P1"/>
            <text:p text:style-name="P1">- Ajouter « première ligne » à la première ligne du fichier doc1.txt et enregistrer.</text:p>
            <text:p text:style-name="P1"/>
            <text:p text:style-name="P1">git add doc1.txt</text:p>
            <text:p text:style-name="P7"/>
            <text:p text:style-name="P1">git commit -m <text:span text:style-name="T2">"ligne 1 insérée dans doc1"</text:span></text:p>
          </table:table-cell>
        </table:table-row>
      </table:table>
      <text:p text:style-name="P8"><draw:g text:anchor-type="paragraph" draw:z-index="0" draw:style-name="gr1"><draw:custom-shape draw:style-name="gr2" draw:text-style-name="P20" svg:width="4.693cm" svg:height="5.735cm" draw:transform="skewX (-0.00104719755119645) rotate (-1.80205245268499) translate (11.9432916666667cm 3.04018055555556cm)"><text:p/><draw:enhanced-geometry svg:viewBox="0 0 21600 21600" draw:text-areas="0 0 21600 21600" draw:type="circular-arrow" draw:modifiers="180 102.568177946283 9230.30486142305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21" svg:width="2.461cm" svg:height="1.214cm" svg:x="6.592cm" svg:y="1.685cm"><text:p text:style-name="P21"><text:span text:style-name="T10">Modifier le fichi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1" svg:width="2.708cm" svg:height="1.348cm" svg:x="10.028cm" svg:y="3.613cm"><text:p text:style-name="P21"><text:span text:style-name="T10">Tester les modification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1" svg:width="2.465cm" svg:height="1.609cm" svg:x="7.728cm" svg:y="5.89cm"><text:p text:style-name="P21"><text:span text:style-name="T10">Indexer le fichi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1" svg:width="2.587cm" svg:height="1.444cm" svg:x="4.535cm" svg:y="4.303cm"><text:p text:style-name="P21"><text:span text:style-name="T10">Valider les modification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0" svg:width="0.082cm" svg:height="0.02cm" svg:x="14.792cm" svg:y="8.13cm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draw:g><draw:frame text:anchor-type="paragraph" draw:z-index="1" draw:style-name="gr4" draw:text-style-name="P22" svg:width="6.167cm" svg:height="0.632cm" svg:x="5.634cm" svg:y="0.686cm"><draw:text-box><text:p text:style-name="P22"><text:span text:style-name="T1">Principe du travail local sous Git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3146036904379437963" text:style-name="L8">
        <text:list-item>
          <text:p text:style-name="P15">Travail collaboratif avec GitHub</text:p>
          <text:p text:style-name="P18">- Se créer un compte GitHub :<text:line-break/>Aller sur le site <text:a xlink:type="simple" xlink:href="https://github.com/" text:style-name="Internet_20_link" text:visited-style-name="Visited_20_Internet_20_Link">https://github.com/</text:a> et créer un compte. C'est gratuit. Vos dépôts sont publics, ils peuvent être vus par tous. Par contre, pour les modifier, vous devez autoriser les personnes qui participent au projet.</text:p>
          <text:p text:style-name="P18"><text:soft-page-break/>- Créer un nouveau dépôt :</text:p>
          <text:p text:style-name="P18"><draw:frame draw:style-name="fr1" draw:name="images1" text:anchor-type="paragraph" svg:x="3.415cm" svg:y="-0.136cm" svg:width="3.221cm" svg:height="0.82cm" draw:z-index="2"><draw:image xlink:href="Pictures/10000000000000A50000002A0E5D8C13.png" xlink:type="simple" xlink:show="embed" xlink:actuate="onLoad"/></draw:frame>Cliquer sur </text:p>
          <text:list>
            <text:list-header>
              <text:p text:style-name="P18"><draw:frame text:anchor-type="paragraph" draw:z-index="4" draw:style-name="gr6" draw:text-style-name="P23" svg:width="2.544cm" svg:height="0.502cm" svg:x="14.18cm" svg:y="0.49cm"><draw:text-box><text:p><text:span text:style-name="T11">Votre identifiant</text:span></text:p></draw:text-box></draw:frame>Repository name : même nom que le projet sur votre PC (exemple : toto)<text:line-break/>Description : décrire succintement le projet</text:p>
            </text:list-header>
          </text:list>
          <text:p text:style-name="P18"><draw:line text:anchor-type="paragraph" draw:z-index="3" draw:style-name="gr5" draw:text-style-name="P20" svg:x1="15.341cm" svg:y1="0.702cm" svg:x2="15.341cm" svg:y2="-0.113cm"><text:p/></draw:line>Cliquer sur Create Repository.</text:p>
          <text:p text:style-name="P18">Sur la page qui s'affiche, copier l'adresse du dépôt (exemple: <text:a xlink:type="simple" xlink:href="https://github.com/bidul/toto.git" text:style-name="Internet_20_link" text:visited-style-name="Visited_20_Internet_20_Link">https://github.com/bidul/toto.git</text:a>).</text:p>
          <text:p text:style-name="P18"><draw:frame draw:style-name="fr2" draw:name="images2" text:anchor-type="paragraph" svg:x="9.59cm" svg:y="-0.081cm" svg:width="0.908cm" svg:height="0.924cm" draw:z-index="5"><draw:image xlink:href="Pictures/100000000000003700000038D98A56CB.png" xlink:type="simple" xlink:show="embed" xlink:actuate="onLoad"/></draw:frame>En haut de la page à droite, cliquer sur l'icône et <text:s text:c="19"/>choisir « Your profile » : vous êtes dirigé sur la page où vous pouvez consulter vos dépôts.</text:p>
          <text:p text:style-name="P18"><draw:frame draw:style-name="fr3" draw:name="images3" text:anchor-type="paragraph" svg:x="5.98cm" svg:y="0cm" svg:width="2.198cm" svg:height="0.577cm" draw:z-index="6"><draw:image xlink:href="Pictures/10000000000000670000001B03EA55A6.png" xlink:type="simple" xlink:show="embed" xlink:actuate="onLoad"/></draw:frame>Vérifier qu'en cliquant sur <text:s text:c="25"/>votre dépôt apparaît bien.</text:p>
          <text:p text:style-name="P18"><draw:frame draw:style-name="fr4" draw:name="images4" text:anchor-type="paragraph" svg:x="10.384cm" svg:y="0.427cm" svg:width="2.143cm" svg:height="0.953cm" draw:z-index="7"><draw:image xlink:href="Pictures/100000000000005100000024C1AC12D2.png" xlink:type="simple" xlink:show="embed" xlink:actuate="onLoad"/></draw:frame>- Autoriser des personnes à collaborer :<text:line-break/>Aller sur la page de votre dépôt et cliquer sur l'icône en bas à droite.<text:line-break/></text:p>
          <text:p text:style-name="P18">Dans le menu de gauche, cliquer sur « Collaborators » : vous pouvez ajouter des collaborateurs en les recherchant par identifiant, nom complet ou adresse mail choisir « Settings ». Bien sûr, ces collaborateurs doivent être inscrits sur GitHub.</text:p>
          <text:p text:style-name="P18">A vous maintenant d'explorer les différentes pages du site.</text:p>
          <text:p text:style-name="P18"/>
        </text:list-item>
        <text:list-item>
          <text:p text:style-name="P15">Envoyer un dépôt sur github</text:p>
          <text:p text:style-name="P18">Pour envoyer vos commits sur le serveur :</text:p>
          <text:p text:style-name="P10">git push origin master</text:p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ligne_20_1" draw:display-name="Extrémités de ligne 1" svg:viewBox="0 0 1131 902" svg:d="M564 0l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20:23:47.57</meta:creation-date>
    <dc:date>2015-11-26T00:02:51.56</dc:date>
    <meta:editing-duration>PT33M8S</meta:editing-duration>
    <meta:editing-cycles>3</meta:editing-cycles>
    <meta:generator>OpenOffice/4.1.2$Win32 OpenOffice.org_project/412m3$Build-9782</meta:generator>
    <meta:document-statistic meta:table-count="4" meta:image-count="4" meta:object-count="0" meta:page-count="3" meta:paragraph-count="59" meta:word-count="828" meta:character-count="4852"/>
  </office:meta>
</office:document-meta>
</file>